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4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1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soft-page-break/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<text:span text:style-name="T76">A2: CPU Fetch-Execute Cycle</text:span></text:p>
      <text:p text:style-name="P77">Control unit – fetches instructions, processes them. Supplies the ALU with the operand</text:p>
      <text:p text:style-name="P78">ALU – Arithmetic<text:s/>and<text:s/>Logic Unit.<text:s/>Performs bit operations – adding, subtracting</text:p>
      <text:p text:style-name="P79">Registers – very fast.<text:s/>Stored inside the CPU.<text:s/>4 general purpose registers (ABCD)</text:p>
      <text:p text:style-name="P80">IR/IP – Instruction register, instruction pointer. Contain memory addresses.</text:p>
      <text:p text:style-name="P81">Memory interface – contains MAR and MDR.<text:s/>Interfaces to memory subsystem.<text:s/>MAR stores address of something to find<text:s/>that’s<text:s/>in main memory.<text:s/>MDR stores the retrieved data/instruction that was in the main memory.</text:p>
      <text:p text:style-name="P82"/>
      <text:p text:style-name="P83">Faster to manipulate register contents than in the memory</text:p>
      <text:p text:style-name="P84">Registers are<text:s/>temporary storage for values and addresses</text:p>
      <text:p text:style-name="P85"/>
      <text:p text:style-name="P86">IP also known as Program Counter.<text:s/>Holds address of next instruction in memory to be executed.</text:p>
      <text:soft-page-break/>
      <text:p text:style-name="P87">IR contains address of instruction currently being executed</text:p>
      <text:p text:style-name="P88"/>
      <text:p text:style-name="P89">MAR &amp; MDR not directly accessible by the programmer</text:p>
      <text:p text:style-name="P90">MAR – CPU copies an address to here when reading/writing memory</text:p>
      <text:p text:style-name="P91">MDR –<text:s/>Contains values to be sent to/received from memory. May include machine instructions</text:p>
      <text:p text:style-name="P92"/>
      <text:p text:style-name="P93"><text:span text:style-name="T94">Fetch Execute Cycle</text:span></text:p>
      <text:p text:style-name="P95">CU continually directs fetching/execution of instructions in a cycle</text:p>
      <text:p text:style-name="P96">1 – Copy address in IP<text:s/>to MAR. Issue a read request to memory</text:p>
      <text:p text:style-name="P97">2<text:s/>–<text:s/>Increment IP to point to the next instruction (to be executed)</text:p>
      <text:p text:style-name="P98">3 – Instruction arrives in MDR. Copy this to the IR</text:p>
      <text:p text:style-name="P99"/>
      <text:p text:style-name="P100">4<text:s/>–<text:s/>Decode the IR (its contents) to find what is required</text:p>
      <text:p text:style-name="P101">5<text:s/>–<text:s/>Fetch any operands from<text:s/></text:p>
      <text:p text:style-name="P102">6 – Execute the instruction</text:p>
      <text:p text:style-name="P103"/>
      <text:p text:style-name="P104">7 – Repeat from Step 1</text:p>
      <text:p text:style-name="P105"/>
      <text:p text:style-name="P106">Steps 5 and 6 may require additional memory accessing<text:s/>– send another read request to the MAR, e.g. so that the required operand is fetched from memory, into the MDR</text:p>
      <text:p text:style-name="P107"/>
      <text:p text:style-name="P108">Cycles continues until the end (of the program)</text:p>
      <text:p text:style-name="P109"/>
      <text:p text:style-name="P110">A3: Machine Language Instruction Sets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2T18:23:00Z</dc:date>
    <meta:template xlink:href="Normal.dotm" xlink:type="simple"/>
    <meta:editing-cycles>124</meta:editing-cycles>
    <meta:editing-duration>PT125220S</meta:editing-duration>
    <meta:document-statistic meta:page-count="3" meta:paragraph-count="9" meta:word-count="674" meta:character-count="4511" meta:row-count="32" meta:non-whitespace-character-count="3846"/>
  </office:meta>
</office:document-meta>
</file>